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8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doop fs -mkdir -p /weatherdata</text:p>
      <text:p text:style-name="Standard"/>
      <text:p text:style-name="Standard">hadoop fs -copyFromLocal /home/sx/Downloads/dataset.txt /weatherdata</text:p>
      <text:p text:style-name="Standard"/>
      <text:p text:style-name="Standard">hdfs dfs -ls /weatherdata</text:p>
      <text:p text:style-name="Standard"/>
      <text:p text:style-name="Standard">hadoop jar /home/sx/hadoop-3.2.3/share/hadoop/tools/lib/hadoop-streaming-3.2.3.jar \</text:p>
      <text:p text:style-name="Standard"><text:s text:c="2"/>-input /weatherdata/dataset.txt \</text:p>
      <text:p text:style-name="Standard"><text:s text:c="2"/>-output /weatherdata/output \</text:p>
      <text:p text:style-name="Standard"><text:s text:c="2"/>-file "/home/sx/Downloads/mapper.py" \</text:p>
      <text:p text:style-name="Standard"><text:s text:c="2"/>-mapper "python<text:span text:style-name="T1">3</text:span> mapper.py" \</text:p>
      <text:p text:style-name="Standard"><text:s text:c="2"/>-file "/home/sx/Downloads/reducer.py" \</text:p>
      <text:p text:style-name="Standard"><text:s text:c="2"/>-reducer "python<text:span text:style-name="T1">3</text:span> reducer.py"</text:p>
      <text:p text:style-name="Standard"/>
      <text:p text:style-name="Standard">hdfs dfs -text /weatherdata/output/* &gt; /home/sx/Downloads/outputfile.txt</text:p>
      <text:p text:style-name="Standard"/>
      <text:p text:style-name="Standard">hadoop fs -rm -r /weatherdata/output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6:01:47.473464020</meta:creation-date>
    <dc:date>2024-01-27T07:05:25.374912589</dc:date>
    <meta:editing-duration>PT11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48" meta:character-count="526" meta:non-whitespace-character-count="478"/>
  </office:meta>
</office:document-meta>
</file>